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2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417" draw:name="Sous-titre 2" svg:x="0.4in" svg:y="2.62319in" svg:width="12.62898in" svg:height="2.29604in" presentation:class="subtitle" presentation:placeholder="false">
          <draw:text-box>
            <text:p text:style-name="a416" text:class-names="" text:cond-style-name=""><text:span text:style-name="a381" text:class-names=""><text:tab/>La méthode<text:s text:c="1"/></text:span><text:span text:style-name="a382" text:class-names="">JigSaw</text:span><text:span text:style-name="a383" text:class-names=""><text:s text:c="1"/></text:span><text:span text:style-name="a384" text:class-names="">est</text:span><text:span text:style-name="a385" text:class-names=""><text:s text:c="1"/></text:span><text:span text:style-name="a386" text:class-names="">une</text:span><text:span text:style-name="a387" text:class-names=""><text:s text:c="1"/></text:span><text:span text:style-name="a388" text:class-names="">méthode</text:span><text:span text:style-name="a389" text:class-names=""><text:s text:c="1"/></text:span><text:span text:style-name="a390" text:class-names="">d’apprentissage</text:span><text:span text:style-name="a391" text:class-names=""><text:s text:c="1"/></text:span><text:span text:style-name="a392" text:class-names="">coopératif, appelé</text:span><text:span text:style-name="a393" text:class-names=""><text:s text:c="1"/></text:span><text:span text:style-name="a394" text:class-names="">en</text:span><text:span text:style-name="a395" text:class-names=""><text:s text:c="1"/></text:span><text:span text:style-name="a396" text:class-names="">français la</text:span><text:span text:style-name="a397" text:class-names=""><text:s text:c="1"/></text:span><text:span text:style-name="a398" text:class-names="">méthode</text:span><text:span text:style-name="a399" text:class-names=""><text:s text:c="1"/></text:span><text:span text:style-name="a400" text:class-names="">puzzle, puis</text:span><text:span text:style-name="a401" text:class-names=""><text:s text:c="1"/></text:span><text:span text:style-name="a402" text:class-names="">que</text:span><text:span text:style-name="a403" text:class-names=""><text:s text:c="1"/></text:span><text:span text:style-name="a404" text:class-names="">chaque</text:span><text:span text:style-name="a405" text:class-names=""><text:s text:c="1"/></text:span><text:span text:style-name="a406" text:class-names="">pièce représente la</text:span><text:span text:style-name="a407" text:class-names=""><text:s text:c="1"/></text:span><text:span text:style-name="a408" text:class-names="">contribution de</text:span><text:span text:style-name="a409" text:class-names=""><text:s text:c="1"/></text:span><text:span text:style-name="a410" text:class-names="">chaque</text:span><text:span text:style-name="a411" text:class-names=""><text:s text:c="1"/></text:span><text:span text:style-name="a412" text:class-names="">élève, pour accomplir un<text:s text:c="1"/></text:span><text:span text:style-name="a413" text:class-names="">c</text:span><text:span text:style-name="a414" text:class-names="">ertain travaille ou avoir une compréhension précise sur certain sujet.</text:span><text:span text:style-name="a415" text:class-names=""/></text:p>
          </draw:text-box>
          <svg:title/>
          <svg:desc/>
        </draw:frame>
        <draw:frame draw:id="id64" draw:style-name="a429" draw:name="ZoneTexte 3" svg:x="2.27536in" svg:y="1.77205in" svg:width="11.37681in" svg:height="0.70684in">
          <draw:text-box>
            <text:p text:style-name="a428" text:class-names="" text:cond-style-name=""><text:span text:style-name="a418" text:class-names="">Présentation</text:span><text:span text:style-name="a419" text:class-names=""><text:s text:c="1"/></text:span><text:span text:style-name="a420" text:class-names="">de</text:span><text:span text:style-name="a421" text:class-names=""><text:s text:c="1"/></text:span><text:span text:style-name="a422" text:class-names="">la</text:span><text:span text:style-name="a423" text:class-names=""><text:s text:c="1"/></text:span><text:span text:style-name="a424" text:class-names="">méthode</text:span><text:span text:style-name="a425" text:class-names=""><text:s text:c="1"/></text:span><text:span text:style-name="a426" text:class-names="">JigSaw</text:span><text:span text:style-name="a427" text:class-names=""/></text:p>
          </draw:text-box>
          <svg:title/>
          <svg:desc/>
        </draw:frame>
      </draw:page>
      <draw:page draw:name="Slide2" draw:style-name="a430" draw:master-page-name="Master1-Layout2-obj-Titre-et-contenu" presentation:presentation-page-layout-name="Master1-PPL2" draw:id="Slide-257">
        <draw:frame draw:id="id65" presentation:style-name="a434" draw:name="Titre 1" svg:x="0.91667in" svg:y="0.39931in" svg:width="11.5in" svg:height="1.44965in" presentation:class="title" presentation:placeholder="false">
          <draw:text-box>
            <text:p text:style-name="a433" text:class-names="" text:cond-style-name=""><text:span text:style-name="a431" text:class-names="">Les mots clés:</text:span><text:span text:style-name="a432" text:class-names=""/></text:p>
          </draw:text-box>
          <svg:title/>
          <svg:desc/>
        </draw:frame>
        <draw:frame draw:id="id66" presentation:style-name="a465" draw:name="Espace réservé du contenu 2" svg:x="0.91667in" svg:y="1.99653in" svg:width="11.5in" svg:height="4.75868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35" text:class-names=""> </text:span><text:span text:style-name="a436" text:class-names="">C</text:span><text:span text:style-name="a437" text:class-names=""><text:a office:title="Connaissances factuelles" xlink:href="http://wiki.teluq.ca/wikitedia/index.php/Connaissances_factuelles" text:style-name="" text:visited-style-name="">onnaissances factuelles</text:a></text:span><text:span text:style-name="a438" text:class-names="">;</text:span><text:span text:style-name="a439" text:class-names=""><text:s text:c="1"/>C</text:span><text:span text:style-name="a440" text:class-names=""><text:a office:title="Connaissances conceptuelles" xlink:href="http://wiki.teluq.ca/wikitedia/index.php/Connaissances_conceptuelles" text:style-name="" text:visited-style-name="">onnaissances conceptuelles</text:a></text:span><text:span text:style-name="a441" text:class-names="">,<text:s text:c="1"/></text:span><text:span text:style-name="a442" text:class-names=""><text:a office:title="Apprentissage en équipe" xlink:href="http://wiki.teluq.ca/wikitedia/index.php/Apprentissage_en_%C3%A9quipe" text:style-name="" text:visited-style-name="">Apprentissage en<text:s text:c="1"/></text:a></text:span><text:span text:style-name="a443" text:class-names=""><text:a office:title="Apprentissage en équipe" xlink:href="http://wiki.teluq.ca/wikitedia/index.php/Apprentissage_en_%C3%A9quipe" text:style-name="" text:visited-style-name="">équipe</text:a></text:span><text:span text:style-name="a444" text:class-names="">, L'</text:span><text:span text:style-name="a445" text:class-names=""><text:a office:title="Enseignement réciproque" xlink:href="http://wiki.teluq.ca/wikitedia/index.php/Enseignement_r%C3%A9ciproque" text:style-name="" text:visited-style-name="">enseignement réciproque</text:a></text:span><text:span text:style-name="a446" text:class-names="">,<text:s text:c="1"/></text:span><text:span text:style-name="a447" text:class-names="">P</text:span><text:span text:style-name="a448" text:class-names="">artage de connaissance</text:span><text:span text:style-name="a449" text:class-names="">,<text:s text:c="1"/></text:span><text:span text:style-name="a450" text:class-names="">G</text:span><text:span text:style-name="a451" text:class-names="">roupe expert</text:span><text:span text:style-name="a452" text:class-names="">,<text:s text:c="1"/></text:span><text:span text:style-name="a453" text:class-names="">E</text:span><text:span text:style-name="a454" text:class-names="">quipe hétér</text:span><text:span text:style-name="a455" text:class-names="">og</text:span><text:span text:style-name="a456" text:class-names="">ène</text:span><text:span text:style-name="a457" text:class-names="">,<text:s text:c="1"/></text:span><text:span text:style-name="a458" text:class-names=""> </text:span><text:span text:style-name="a459" text:class-names="">La </text:span><text:span text:style-name="a460" text:class-names=""><text:a xlink:href="https://fr.wikipedia.org/wiki/S%C3%A9gr%C3%A9gation_raciale" text:style-name="" text:visited-style-name="">ségrégation raciale</text:a></text:span><text:span text:style-name="a461" text:class-names="">…</text:span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2-obj-Titre-et-contenu" presentation:presentation-page-layout-name="Master1-PPL2" draw:id="Slide-258">
        <draw:frame draw:id="id67" presentation:style-name="a470" draw:name="Titre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7" text:class-names="">Références</text:span><text:span text:style-name="a468" text:class-names=""/></text:p>
          </draw:text-box>
          <svg:title/>
          <svg:desc/>
        </draw:frame>
        <draw:frame draw:id="id68" presentation:style-name="a479" draw:name="Espace réservé du contenu 2" svg:x="0.91667in" svg:y="1.99653in" svg:width="11.5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1" text:class-names=""><text:a xlink:href="https://www.youtube.com/watch?v=euhtXUgBEts" text:style-name="" text:visited-style-name="">https://www.youtube.com/watch?v=euhtXUgBEts</text:a></text:span><text:span text:style-name="a472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<text:a xlink:href="https://www.jigsaw.org/" text:style-name="" text:visited-style-name="">https://www.jigsaw.org/</text:a></text:span><text:span text:style-name="a4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Utilisateur Windows</meta:initial-creator>
    <dc:creator>Utilisateur Windows</dc:creator>
    <meta:creation-date>2019-12-11T15:24:06Z</meta:creation-date>
    <dc:date>2019-12-11T16:20:23Z</dc:date>
    <meta:editing-cycles>3</meta:editing-cycles>
    <meta:editing-duration>PT3376S</meta:editing-duration>
    <meta:document-statistic meta:paragraph-count="7" meta:word-count="101"/>
  </office:meta>
</office:document-meta>
</file>